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915" officeooo:paragraph-rsid="001e4915"/>
    </style:style>
    <style:style style:name="P2" style:family="paragraph" style:parent-style-name="Standard">
      <style:text-properties officeooo:rsid="001e6be8" officeooo:paragraph-rsid="001e6be8"/>
    </style:style>
    <style:style style:name="P3" style:family="paragraph" style:parent-style-name="Standard">
      <style:text-properties officeooo:rsid="001fffe7" officeooo:paragraph-rsid="001fffe7"/>
    </style:style>
    <style:style style:name="P4" style:family="paragraph" style:parent-style-name="Standard">
      <style:text-properties officeooo:rsid="001e4915" officeooo:paragraph-rsid="001e4915"/>
    </style:style>
    <style:style style:name="P5" style:family="paragraph" style:parent-style-name="Standard">
      <style:text-properties officeooo:rsid="001e6be8" officeooo:paragraph-rsid="001e6be8"/>
    </style:style>
    <style:style style:name="P6" style:family="paragraph" style:parent-style-name="Standard">
      <style:text-properties officeooo:rsid="00258b5f" officeooo:paragraph-rsid="00258b5f"/>
    </style:style>
    <style:style style:name="P7" style:family="paragraph" style:parent-style-name="Text_20_body">
      <style:text-properties officeooo:rsid="00215ba8" officeooo:paragraph-rsid="00215ba8"/>
    </style:style>
    <style:style style:name="P8" style:family="paragraph" style:parent-style-name="Text_20_body">
      <style:text-properties officeooo:paragraph-rsid="0022b5e9"/>
    </style:style>
    <style:style style:name="P9" style:family="paragraph" style:parent-style-name="Text_20_body">
      <style:text-properties officeooo:rsid="0022b5e9" officeooo:paragraph-rsid="0022b5e9"/>
    </style:style>
    <style:style style:name="P10" style:family="paragraph" style:parent-style-name="Text_20_body" style:list-style-name="L2">
      <style:text-properties officeooo:rsid="0022b5e9" officeooo:paragraph-rsid="0022b5e9"/>
    </style:style>
    <style:style style:name="P11" style:family="paragraph" style:parent-style-name="Text_20_body" style:list-style-name="L2">
      <style:text-properties officeooo:paragraph-rsid="0022b5e9"/>
    </style:style>
    <style:style style:name="P12" style:family="paragraph" style:parent-style-name="Text_20_body">
      <style:text-properties officeooo:rsid="0024100d" officeooo:paragraph-rsid="0024100d"/>
    </style:style>
    <style:style style:name="P13" style:family="paragraph" style:parent-style-name="Heading_20_2">
      <style:text-properties officeooo:paragraph-rsid="00215ba8"/>
    </style:style>
    <style:style style:name="T1" style:family="text">
      <style:text-properties officeooo:rsid="00215b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5ba8" style:font-weight-asian="bold" style:font-weight-complex="bold"/>
    </style:style>
    <style:style style:name="T4" style:family="text">
      <style:text-properties fo:font-weight="bold" officeooo:rsid="0024100d" style:font-weight-asian="bold" style:font-weight-complex="bold"/>
    </style:style>
    <style:style style:name="T5" style:family="text">
      <style:text-properties officeooo:rsid="0022b5e9"/>
    </style:style>
    <style:style style:name="T6" style:family="text">
      <style:text-properties officeooo:rsid="0024100d"/>
    </style:style>
    <style:style style:name="T7" style:family="text">
      <style:text-properties officeooo:rsid="00258b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 Tableau for Data Scientists:</text:h>
      <text:p text:style-name="P1"/>
      <text:h text:style-name="P13" text:outline-level="2">Basic <text:span text:style-name="T1">Terminology:</text:span> </text:h>
      <text:p text:style-name="Standard"><text:span text:style-name="T2">Dimensions:</text:span> <text:span text:style-name="T1">Data that is <text:s/>categorial.</text:span></text:p>
      <text:p text:style-name="P7"><text:span text:style-name="T2">Measures:</text:span> Data that is numerical.</text:p>
      <text:p text:style-name="P7"><text:span text:style-name="T2">Sheet:</text:span> Area in which a plot or visualization is constructed. Rows correspond to Y axis, columns correspond to the X axis. Picture a numerical matrix superimposed on the XY plot itself.</text:p>
      <text:p text:style-name="P7"><text:span text:style-name="T2">Rows </text:span>Columns: elementary data axes, that are used to build up unique <text:span text:style-name="T2">Plot Forms*</text:span></text:p>
      <text:p text:style-name="P7"><text:span text:style-name="T2">Plot Forms**:</text:span> Depending on the data put in rows, columns, styling and the types of data, you get necessary conditions for a subset of plots. For a histogram, line chart, pie chart, etc, you need to think about the forms and structure of data (within the Tableau Framework), in order to generate it. </text:p>
      <text:p text:style-name="P8"><text:span text:style-name="T3">Marks: </text:span><text:span text:style-name="T1">Expressive Properties, used to stylize and accentuate data visuals. For each data point, we have a visual entity that reprsents it in space. Think maps, bars, circles, lines, etc.</text:span></text:p>
      <text:p text:style-name="P9"><text:span text:style-name="T2">Mark Properties:</text:span></text:p>
      <text:list xml:id="list2421291548705334070" text:style-name="L2">
        <text:list-item>
          <text:p text:style-name="P11"><text:span text:style-name="T5">Obvious: Color, Size, Shape</text:span></text:p>
        </text:list-item>
        <text:list-item>
          <text:p text:style-name="P11"><text:span text:style-name="T1">Tooltip: This defines how hover over info boxes for datum viz’s are formatted.</text:span></text:p>
        </text:list-item>
        <text:list-item>
          <text:p text:style-name="P10">Label: This imposes a label with text.</text:p>
        </text:list-item>
        <text:list-item>
          <text:p text:style-name="P10"><text:span text:style-name="T1">*Detail: </text:span>Special property that<text:span text:style-name="T1"> </text:span>c<text:span text:style-name="T1">ontrols the level of granularity for aggregation and points on the chart.</text:span></text:p>
        </text:list-item>
      </text:list>
      <text:p text:style-name="P7"><text:span text:style-name="T4">Dashboards:</text:span><text:span text:style-name="T6"> Area where multiple sheets can be placed, in one composite group.</text:span></text:p>
      <text:p text:style-name="P12"><text:span text:style-name="T2">Storybook</text:span>: Powerpoint like slides, with visualizations placed on each slide.</text:p>
      <text:p text:style-name="P7">Calculated Fields:</text:p>
      <text:p text:style-name="P7"/>
      <text:p text:style-name="P7">Filters</text:p>
      <text:p text:style-name="P7">Quick Filtering</text:p>
      <text:p text:style-name="P7">Linking filters across work sheets. <text:s text:c="2"/></text:p>
      <text:p text:style-name="P7">Setting marks to a particular DorM.</text:p>
      <text:p text:style-name="P7">For a mark linked to a Col and Row, you can apply multiple properties (shape, </text:p>
      <text:p text:style-name="P7">Legends</text:p>
      <text:h text:style-name="Heading_20_2" text:outline-level="2"><text:soft-page-break/>Section II:</text:h>
      <text:p text:style-name="P1">Creating Calculated Fields:: <text:span text:style-name="T5">Right click on measures area, and type in a formula.</text:span></text:p>
      <text:p text:style-name="P1"/>
      <text:p text:style-name="P1">Basics of Visualizations: <text:span text:style-name="T5">Plot Forms* theoretically dictate these things.</text:span></text:p>
      <text:p text:style-name="P1">Barcharts: <text:span text:style-name="T5">Categorial COL, Aggregated Numerical Rows.</text:span></text:p>
      <text:p text:style-name="P1"/>
      <text:p text:style-name="P1">Formatting</text:p>
      <text:p text:style-name="P1">Exporting</text:p>
      <text:p text:style-name="P1"/>
      <text:h text:style-name="Heading_20_2" text:outline-level="2">Section III:</text:h>
      <text:p text:style-name="P1"/>
      <text:p text:style-name="P1">Data Source Panel: </text:p>
      <text:p text:style-name="P1">- Excel Files</text:p>
      <text:p text:style-name="P1">- Data Extracts</text:p>
      <text:p text:style-name="P1"/>
      <text:p text:style-name="P1">Timeseries as Dimensions:</text:p>
      <text:p text:style-name="P1">Timeseries as <text:span text:style-name="T7">M</text:span>easures:</text:p>
      <text:p text:style-name="P1">Aggregation</text:p>
      <text:p text:style-name="P1">Idea of Granularity</text:p>
      <text:p text:style-name="P1">Filter</text:p>
      <text:p text:style-name="P1">Quick Filter</text:p>
      <text:p text:style-name="P1"/>
      <text:p text:style-name="P1"/>
      <text:p text:style-name="P1">Section IV: </text:p>
      <text:p text:style-name="P2"/>
      <text:p text:style-name="P2">Data Sources: Data Joins</text:p>
      <text:p text:style-name="P2"/>
      <text:p text:style-name="P2">Hiearchies</text:p>
      <text:p text:style-name="P2">Filter on Multiple Sheets</text:p>
      <text:p text:style-name="P2"/>
      <text:p text:style-name="P6"/>
      <text:p text:style-name="P6">Dashboard</text:p>
      <text:p text:style-name="P6">Containers (Horizontal Vertical)</text:p>
      <text:p text:style-name="P6">Actions: Event programming that links different visualizations together. </text:p>
      <text:p text:style-name="P6">Example: Click on a region, and see the scatter plot for that region.</text:p>
      <text:p text:style-name="P6">Two types: Filtering, Highlighting, URL</text:p>
      <text:p text:style-name="P2"/>
      <text:p text:style-name="P2">Dashboards:</text:p>
      <text:p text:style-name="P2">- Quck Filter</text:p>
      <text:p text:style-name="P2">- Filter Action</text:p>
      <text:p text:style-name="P2">- Highlight Action</text:p>
      <text:p text:style-name="P2"/>
      <text:p text:style-name="P2">Maps </text:p>
      <text:p text:style-name="P2">- Circles</text:p>
      <text:p text:style-name="P2"/>
      <text:p text:style-name="P2">Data Analytics: Scatter Plots</text:p>
      <text:p text:style-name="P2"><text:soft-page-break/></text:p>
      <text:p text:style-name="P2">- Dashboard: Layout.</text:p>
      <text:p text:style-name="P2"/>
      <text:p text:style-name="P2">Section 5: </text:p>
      <text:p text:style-name="P2">Join Theory</text:p>
      <text:p text:style-name="P2">Joins vs Blends</text:p>
      <text:p text:style-name="P2">Blending Data</text:p>
      <text:p text:style-name="P2"/>
      <text:p text:style-name="P2">Calculated Fields in a Blend</text:p>
      <text:p text:style-name="P2"/>
      <text:p text:style-name="P2">Dual Axis Charting</text:p>
      <text:p text:style-name="P2"/>
      <text:p text:style-name="P2"/>
      <text:p text:style-name="P2">Section 6: </text:p>
      <text:p text:style-name="P2"/>
      <text:p text:style-name="P2">Geographic Roles</text:p>
      <text:p text:style-name="P2">Table Calculations</text:p>
      <text:p text:style-name="P2">Bins</text:p>
      <text:p text:style-name="P2">Parameters</text:p>
      <text:p text:style-name="P2"/>
      <text:p text:style-name="P2">Filled Map</text:p>
      <text:p text:style-name="P2">Pie Chart</text:p>
      <text:p text:style-name="P2">Distributions</text:p>
      <text:p text:style-name="P2">TreeMaps</text:p>
      <text:p text:style-name="P2"/>
      <text:p text:style-name="P2">Storylines</text:p>
      <text:p text:style-name="P2"/>
      <text:p text:style-name="P3">Section 7:</text:p>
      <text:p text:style-name="P3">Data Interpreter</text:p>
      <text:p text:style-name="P3">Pivoting (Melt and Cast, really)</text:p>
      <text:p text:style-name="P3">Splitting Columns</text:p>
      <text:p text:style-name="P3">MetaData Grid</text:p>
      <text:p text:style-name="P3">Fixing Map Err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09:16:11.823064479</meta:creation-date>
    <dc:date>2019-07-05T09:29:54.547907232</dc:date>
    <meta:editing-duration>PT10H28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77" meta:word-count="410" meta:character-count="2607" meta:non-whitespace-character-count="2265"/>
  </office:meta>
</office:document-meta>
</file>